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485" draw:gradient-step-count="0" draw:textarea-horizontal-align="justify" draw:textarea-vertical-align="middle" draw:auto-grow-height="false" fo:min-height="0.403cm" fo:min-width="0.058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18cm" svg:stroke-color="#000000" draw:marker-start-width="0.227cm" draw:marker-end-width="0.227cm" draw:fill="gradient" draw:fill-gradient-name="Gradient_20_479" draw:gradient-step-count="64" draw:textarea-horizontal-align="justify" draw:textarea-vertical-align="middle" draw:auto-grow-height="false" fo:min-height="0cm" fo:min-width="0.795cm" fo:padding-top="0.134cm" fo:padding-bottom="0.134cm" fo:padding-left="0.259cm" fo:padding-right="0.259cm" draw:shadow="hidden" draw:shadow-offset-x="0.071cm" draw:shadow-offset-y="0.071cm" draw:shadow-opacity="100%"/>
    </style:style>
    <style:style style:name="P1" style:family="paragraph">
      <loext:graphic-properties draw:fill="gradient" draw:fill-gradient-name="Gradient_20_485" draw:gradient-step-count="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gradient-name="Gradient_20_479" draw:gradient-step-count="6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473cm" draw:transform="rotate (-3.14159265358979) translate (1.47cm 1.573cm)">
          <text:p/>
          <draw:enhanced-geometry svg:viewBox="0 0 21600 21600" draw:extrusion="false" draw:glue-points="?f6 10800 10800 21600 ?f5 10800 10800 0" draw:text-areas="?f3 ?f3 ?f4 ?f4" draw:type="trapezoid" draw:modifiers="7242.47787610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0.71cm" svg:y1="0.836cm" svg:x2="0.96cm" svg:y2="0.836cm">
          <text:p/>
        </draw:line>
        <draw:line draw:style-name="gr2" draw:text-style-name="P2" draw:layer="layout" svg:x1="0.71cm" svg:y1="1.082cm" svg:x2="0.96cm" svg:y2="1.082cm">
          <text:p/>
        </draw:line>
        <draw:custom-shape draw:style-name="gr3" draw:text-style-name="P3" draw:layer="layout" svg:width="1.313cm" svg:height="0.191cm" draw:transform="rotate (1.14947384536347) translate (0.705cm 1.31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71cm" svg:y1="0.346cm" svg:x2="0.96cm" svg:y2="0.346cm">
          <text:p/>
        </draw:line>
        <draw:line draw:style-name="gr2" draw:text-style-name="P2" draw:layer="layout" svg:x1="0.71cm" svg:y1="0.591cm" svg:x2="0.96cm" svg:y2="0.5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9" draw:display-name="Gradient 479" draw:style="axial" draw:start-color="#e8e8e8" draw:end-color="#000000" draw:start-intensity="100%" draw:end-intensity="100%" draw:angle="660" draw:border="80%"/>
    <draw:gradient draw:name="Gradient_20_485" draw:display-name="Gradient 485" draw:style="linear" draw:start-color="#fcaf3e" draw:end-color="#ce5c0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3T15:16:15.683342298</dc:date>
    <meta:editing-duration>P1DT1H33M53S</meta:editing-duration>
    <meta:editing-cycles>74</meta:editing-cycles>
    <meta:generator>LibreOffice/6.3.3.2.0$Linux_X86_64 LibreOffice_project/30$Build-2</meta:generator>
    <meta:document-statistic meta:object-count="6"/>
  </office:meta>
</office:document-meta>
</file>